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OrigRow</text:p>
          </table:table-cell>
          <table:table-cell office:value-type="string">
            <text:p>OrigCol</text:p>
          </table:table-cell>
          <table:table-cell office:value-type="string">
            <text:p>SizeRows</text:p>
          </table:table-cell>
          <table:table-cell office:value-type="string">
            <text:p>SizeCols</text:p>
          </table:table-cell>
          <table:table-cell office:value-type="string">
            <text:p>boxMemOrig</text:p>
          </table:table-cell>
          <table:table-cell office:value-type="string">
            <text:p>origNoFrame</text:p>
          </table:table-cell>
          <table:table-cell office:value-type="string">
            <text:p>boxMemEnd</text:p>
          </table:table-cell>
          <table:table-cell office:value-type="string">
            <text:p>rowEnd (prima riga)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DEC2HEX((([.C3]*80)+[.D3])*2;4)" office:value-type="string" office:string-value="01E8">
            <text:p>01E8</text:p>
          </table:table-cell>
          <table:table-cell table:formula="of:=DEC2HEX(((([.C3]+1)*80)+([.D3]+1))*2;4)" office:value-type="string" office:string-value="028A">
            <text:p>028A</text:p>
          </table:table-cell>
          <table:table-cell table:formula="of:=DEC2HEX((((([.C3]+1)*80)+([.D3]+1))*2)+(([.E3]-3)*80+([.F3]-2))*2;4)" office:value-type="string" office:string-value="03D2">
            <text:p>03D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formula="of:=DEC2HEX((([.C4]*80)+[.D4])*2;4)" office:value-type="string" office:string-value="0C8A">
            <text:p>0C8A</text:p>
          </table:table-cell>
          <table:table-cell table:formula="of:=DEC2HEX(((([.C4]+1)*80)+([.D4]+1))*2;4)" office:value-type="string" office:string-value="0D2C">
            <text:p>0D2C</text:p>
          </table:table-cell>
          <table:table-cell table:formula="of:=DEC2HEX((((([.C4]+1)*80)+([.D4]+1))*2)+(([.E4]-3)*80+([.F4]-2))*2;4)" office:value-type="string" office:string-value="0D68">
            <text:p>0D68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?????????????????????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29/06/2011</text:date>, <text:time>12.28.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9T12:07:31</meta:creation-date>
    <dc:date>2011-06-29T12:28:38</dc:date>
    <meta:editing-duration>PT00H21M10S</meta:editing-duration>
    <meta:editing-cycles>3</meta:editing-cycles>
    <meta:generator>OpenOffice.org/3.2$Unix OpenOffice.org_project/320m12$Build-9483</meta:generator>
    <meta:document-statistic meta:table-count="3" meta:cell-count="23" meta:object-count="0"/>
  </office:meta>
</office:document-meta>
</file>